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9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="solid" draw:fill-color="#e6e6e6" draw:textarea-vertical-align="middle"/>
    </style:style>
    <style:style style:name="gr14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185cm" svg:x="2.2cm" svg:y="9.453cm">
          <draw:image xlink:href="Pictures/100002010000073D00000443951D882B.png" xlink:type="simple" xlink:show="embed" xlink:actuate="onLoad">
            <text:p/>
          </draw:image>
        </draw:frame>
        <draw:line draw:style-name="gr2" draw:text-style-name="P1" draw:layer="layout" svg:x1="4.007cm" svg:y1="7.45cm" svg:x2="18.257cm" svg:y2="21.7cm">
          <text:p/>
        </draw:line>
        <draw:line draw:style-name="gr2" draw:text-style-name="P1" draw:layer="layout" svg:x1="4.007cm" svg:y1="21.7cm" svg:x2="18.257cm" svg:y2="7.45cm">
          <text:p/>
        </draw:line>
        <draw:frame draw:style-name="gr1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3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cm" svg:y1="13.6cm" svg:x2="6.7cm" svg:y2="13.6cm">
          <text:p text:style-name="P1"/>
          <text:p text:style-name="P1">GND</text:p>
        </draw:line>
        <draw:line draw:style-name="gr6" draw:text-style-name="P1" draw:layer="layout" svg:x1="4cm" svg:y1="14.665cm" svg:x2="6.7cm" svg:y2="14.665cm">
          <text:p text:style-name="P1"/>
          <text:p text:style-name="P1">RCIN</text:p>
        </draw:line>
        <draw:line draw:style-name="gr7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8" draw:text-style-name="P1" draw:layer="layout" svg:x1="2.5cm" svg:y1="5.1cm" svg:x2="5.5cm" svg:y2="5.1cm">
          <text:p text:style-name="P1">CW</text:p>
          <text:p text:style-name="P1"/>
        </draw:line>
        <draw:line draw:style-name="gr8" draw:text-style-name="P1" draw:layer="layout" svg:x1="16.8cm" svg:y1="19.274cm" svg:x2="19.8cm" svg:y2="19.274cm">
          <text:p text:style-name="P1">CW</text:p>
          <text:p text:style-name="P1"/>
        </draw:line>
        <draw:line draw:style-name="gr9" draw:text-style-name="P1" draw:layer="layout" svg:x1="16.8cm" svg:y1="5.1cm" svg:x2="19.8cm" svg:y2="5.1cm">
          <text:p text:style-name="P1">CCW</text:p>
          <text:p text:style-name="P1"/>
        </draw:line>
        <draw:line draw:style-name="gr9" draw:text-style-name="P1" draw:layer="layout" svg:x1="2.501cm" svg:y1="19.274cm" svg:x2="5.501cm" svg:y2="19.274cm">
          <text:p text:style-name="P1">CCW</text:p>
          <text:p text:style-name="P1"/>
        </draw:line>
        <draw:line draw:style-name="gr10" draw:text-style-name="P1" draw:layer="layout" svg:x1="12.811cm" svg:y1="11.4cm" svg:x2="16.2cm" svg:y2="11.4cm">
          <text:p/>
        </draw:line>
        <draw:line draw:style-name="gr11" draw:text-style-name="P1" draw:layer="layout" svg:x1="12.727cm" svg:y1="11.1cm" svg:x2="16.2cm" svg:y2="11.1cm">
          <text:p/>
        </draw:line>
        <draw:line draw:style-name="gr12" draw:text-style-name="P1" draw:layer="layout" svg:x1="12.701cm" svg:y1="12cm" svg:x2="16.3cm" svg:y2="12cm">
          <text:p/>
        </draw:line>
        <draw:rect draw:style-name="gr13" draw:text-style-name="P1" draw:layer="layout" svg:width="2.7cm" svg:height="1.3cm" svg:x="16.1cm" svg:y="10.9cm">
          <text:p text:style-name="P1">RX</text:p>
        </draw:rect>
        <draw:line draw:style-name="gr14" draw:text-style-name="P1" draw:layer="layout" svg:x1="4cm" svg:y1="12.53cm" svg:x2="6.7cm" svg:y2="12.53cm">
          <text:p text:style-name="P1"/>
          <text:p text:style-name="P1">5V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11:38:03.53</dc:date>
    <meta:editing-duration>PT1H13M22S</meta:editing-duration>
    <meta:editing-cycles>27</meta:editing-cycles>
    <meta:generator>OpenOffice/4.1.0$Win32 OpenOffice.org_project/410m18$Build-9764</meta:generator>
    <meta:document-statistic meta:object-count="32"/>
  </office:meta>
</office:document-meta>
</file>